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4" style:family="paragraph" style:parent-style-name="Heading_20_1">
      <style:text-properties fo:color="#c9211e" loext:opacity="100%" style:font-name="Ubuntu" officeooo:rsid="0025f7b8" officeooo:paragraph-rsid="00073a14"/>
    </style:style>
    <style:style style:name="P5" style:family="paragraph" style:parent-style-name="Standard">
      <style:text-properties fo:color="#c9211e" loext:opacity="100%" style:font-name="Ubuntu" officeooo:rsid="0025f7b8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4" text:outline-level="1">Lab 6 - Roteamento IS-IS no Packet Tracer</text:h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4-10T15:08:06.824091761</dc:date>
    <meta:editing-duration>PT5H46M37S</meta:editing-duration>
    <meta:editing-cycles>33</meta:editing-cycles>
    <meta:generator>LibreOffice/7.3.7.2$Linux_X86_64 LibreOffice_project/30$Build-2</meta:generator>
    <meta:document-statistic meta:table-count="0" meta:image-count="1" meta:object-count="0" meta:page-count="1" meta:paragraph-count="6" meta:word-count="29" meta:character-count="194" meta:non-whitespace-character-count="171"/>
  </office:meta>
</office:document-meta>
</file>